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InDoc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pos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c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lvenc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S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sur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i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side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i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ultivaria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sur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xioma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lvenc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ctuar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engthe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inim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ui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ac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ruden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ethod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escrib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tr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ubfamil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acto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uarkon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RQC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oct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NL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diagramma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QC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acto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quarkon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RQC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oct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QC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qua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nvari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acto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RQC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ntroduc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revious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acto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NL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cad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RQC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octe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quarkon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xpl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ollid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evatr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H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orm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acto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quarkon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RQC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oct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ac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acto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quarkon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llid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acto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efer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aph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irec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aph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us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ochas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ropo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pproxim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rad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pproxim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oncise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omput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ract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pproxim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raph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pecifi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ddition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equir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pproxim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pproxim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ubmodu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pproxim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nab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obu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us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ubmodu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pproxim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cien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ypic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epres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raph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academic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identif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oncis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ong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fluenc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gen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rill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develop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ssenti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viz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odu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one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basic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attemp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llust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modu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onen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decad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understoo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imit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issip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Alternativ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propo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ai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onsider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ir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haracte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ee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pproach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ssu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esembl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xplai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inspi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interven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opportun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oncre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pa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distribu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perform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pproach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stima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ommu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lo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mmu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ommu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top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iv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onside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any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perturb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vari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rgu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PAC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top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top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compu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ust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excit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ny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genuine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ny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effici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topologic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perturb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henc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undesir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ecoh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perturb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top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devo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robust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microscop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inse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ockroach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demonstra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fascinati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onsis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environment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uneve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ga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FW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Biologic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evea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epresen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embodi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intera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help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mech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appropri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predi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achie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predi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groun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Inspi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find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ffective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combin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mech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mech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consist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genera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rhythm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coordina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istribu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recur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ef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ns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predi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instantane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estim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adap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environment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cogni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hierarch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through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intui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represent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demonst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judg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timuli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construc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ident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orien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Gab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Gestal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stimuli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decod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evok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magnetoencephalograph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timuli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diffe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differen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ecod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ons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50m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retinotop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represent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stimuli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retinotop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represent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evol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retinotop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long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rovid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suffici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stimuli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strong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redic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udg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indicat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Wrapp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approach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outperfor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approach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ret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comput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contex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arametr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sco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sco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assu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parametr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indicat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belong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desig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monitor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classif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ha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anomal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correspond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station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discontinu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perform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nisotrop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mooth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ol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maintai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Adap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sol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llow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teravox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inno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microscop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ecti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obt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relationshi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motiv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connectomic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aim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techn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dvan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cquir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unprecedented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introduc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undesir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rtifa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omplica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natom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ams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roubl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ransfo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lif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sligh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dom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divi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arch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see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pitifu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compa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wa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helpless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look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peacefu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texti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Sams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travell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hung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illustra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ho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gild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fit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rai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muf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toward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turn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revel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favour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Southco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attai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whom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prophe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heral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sublim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announc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arrange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swallow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lai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rapp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supernatur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deficien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origin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rapp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their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earth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late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rela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pro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BR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chicke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br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favour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mat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roll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excee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smoothnes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spend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guid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past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entertain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her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huma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achieve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sentenc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pin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burn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knee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proces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mon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thingcommenc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rung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sup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come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ea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butyou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tuck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grumbl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littleov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victu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thoug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abarr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thejui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swa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sup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theBulrus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andb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consider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sothe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indea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musttr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BR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Theyge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dub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question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late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drif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find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establish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suffici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loat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Bohemia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remain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lodg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buri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alterna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cocai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drowsi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deep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attra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immens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facul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extraordin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cl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myst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hopeles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do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Odess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Trepoff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mur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Trincomale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accomplish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delicate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successfu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reign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Woodhous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home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dispos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see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bless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ofexist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li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near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verylitt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distr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young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RBS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indulgen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beenmistr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diedto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indistinc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remembr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ofh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caress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suppli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asgover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aff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Woodhous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agover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fon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particularlyof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intimac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beforeMis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ce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gover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themild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beenliv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mutu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attach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Emmadoin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high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esteem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butdirec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chief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odou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lightsumm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stirr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amids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throughth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sc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lila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delicateperfu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div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wasly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innumer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HenryWott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glea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laburn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WP$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tremul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see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tobea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flamelik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heir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thenth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shado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flit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tretch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produc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moment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ofthos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palli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pain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ofa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necessari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immobi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ofswift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sulle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murmu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shoulde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theirwa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unm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circ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monotonousinsist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gil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ho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straggl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woodbi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see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still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BR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oppress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Londonw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bourd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Pavlovn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kis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presen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scen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complac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sea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alte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benea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polite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affec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sympath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indif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iron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discer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mor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Pavlovn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sta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confess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festiv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becom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wearisom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wis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belie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tea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Novosiltsev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listles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Buonapar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bo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off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wel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lumin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tann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sai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bar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drif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see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sharp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peak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glea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varnish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spr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res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sho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vanish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flat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Gravesen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see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condens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mournfu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brood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motionles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bigg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affectionate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watch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stoo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bo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loo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seawar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look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naut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resembl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seama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trustworthi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personifi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real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lumin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estua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brood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hear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peri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toler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convic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virt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listles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peculi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inhabita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descenda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settl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sequester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rus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la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NNPS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through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DT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neighbor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drows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dream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pervad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bewitch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settl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powwo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Hendric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continu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swa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witc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m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ca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contin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marvell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belief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tran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vis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frequ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sigh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abound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ta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haun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spo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supersti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mete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often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ninefol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gambo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drivew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wea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sand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mel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push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Sockey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Avenu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towar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Walz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liv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ami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spru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blow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tin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Trooper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scatter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resid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evacua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Walz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destroy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volunt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Foreca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thundersto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erra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w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cre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evacu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homeown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misjudg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troop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caut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evacu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volunt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Kurt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length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soliloqu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surveill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demonstrat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attitud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terrori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conc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stemm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distrus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tur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conc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retrench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imperativ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Snowde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provis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Patrio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string" calcext:value-type="string">
            <text:p>long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new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FBI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Patrio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obt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investig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wireta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string" calcext:value-type="string">
            <text:p>phon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wireta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l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obt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cal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thr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coron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lea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BR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hydrogena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stap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shorten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oi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f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conce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prote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hundre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thousa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string" calcext:value-type="string">
            <text:p>marc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stree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25t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fac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cann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bat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chan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string" calcext:value-type="string">
            <text:p>Hosni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Mubara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string" calcext:value-type="string">
            <text:p>Tunisi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dicta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Saudi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websit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newspap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stream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bambus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string" calcext:value-type="string">
            <text:p>lawy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activi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provi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suspen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protes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ammun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crow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string" calcext:value-type="string">
            <text:p>protes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arres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teleco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attemp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sit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protest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li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Mubara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larg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maintai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string" calcext:value-type="string">
            <text:p>large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string" calcext:value-type="string">
            <text:p>back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27t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Mubara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string" calcext:value-type="string">
            <text:p>dicta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Cur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string" calcext:value-type="string">
            <text:p>15poi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ana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rough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string" calcext:value-type="string">
            <text:p>executiv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string" calcext:value-type="string">
            <text:p>va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2" office:value-type="string" calcext:value-type="string">
            <text:p>??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petr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immort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funere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refer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string" calcext:value-type="string">
            <text:p>urg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string" calcext:value-type="string">
            <text:p>dourn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blas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string" calcext:value-type="string">
            <text:p>gossip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satan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string" calcext:value-type="string">
            <text:p>Curia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string" calcext:value-type="string">
            <text:p>themselve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lo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man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hop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string" calcext:value-type="string">
            <text:p>gover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ail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string" calcext:value-type="string">
            <text:p>highlight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lowligh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string" calcext:value-type="string">
            <text:p>depen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string" calcext:value-type="string">
            <text:p>Cur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immort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string" calcext:value-type="string">
            <text:p>curi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string" calcext:value-type="string">
            <text:p>infirm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BR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democratiz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display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puppe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dubb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Precar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Lecturer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profession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th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univers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taught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Lecturer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conting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undergradu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teac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Lecturer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hi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Addition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typic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ten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significa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RBR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pick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sig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display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communic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precar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Precar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Precariou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emblazo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Precar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inst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workfor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postindustr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socie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seek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limi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opportun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Krawi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watch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Rhe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he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undergon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chemotherap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chemotherap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remis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string" calcext:value-type="string">
            <text:p>thr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string" calcext:value-type="string">
            <text:p>Rhe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vaccin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immu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string" calcext:value-type="string">
            <text:p>rebuil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immuniz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depend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Rhe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liv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string" calcext:value-type="string">
            <text:p>Calif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dub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ha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belie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exemp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JJS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belie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exemp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lawfu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unvaccinated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communic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poli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whoopi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string" calcext:value-type="string">
            <text:p>Krawi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immun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ha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g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Accor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startu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soa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rough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ris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respec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indust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crea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favor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encourag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entrepreneur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advantage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conduc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seem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teem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offer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entrepreneu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Movabl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empower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journali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whistleblow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secre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provis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wrongdo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dangerous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signat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enac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time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affec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signato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activist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column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Doctoro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Democrac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Doctoro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back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tru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belie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do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unprecedent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go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tell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NNPS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NNPS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promin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Heinemei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Hanss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Rails</text:p>
          </table:table-cell>
          <table:table-cell office:value-type="string" calcext:value-type="string">
            <text:p>NNPS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Imgu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Namecheap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hack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thr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reveal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Vinelan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Codispoti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pos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dispatch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represen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ci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NJco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restr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Vinelan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tri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activ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ci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witn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alleg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punc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string" calcext:value-type="string">
            <text:p>respirat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string" calcext:value-type="string">
            <text:p>distr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bystan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bi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Platan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string" calcext:value-type="string">
            <text:p>Travalin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pos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hack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Alterma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hi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unfortunat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sa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3:48:15.509425991</dc:date>
    <meta:editing-duration>PT2M9S</meta:editing-duration>
    <meta:editing-cycles>1</meta:editing-cycles>
    <meta:document-statistic meta:table-count="1" meta:cell-count="18105" meta:object-count="0"/>
    <meta:generator>LibreOffice/5.1.4.2$Linux_X86_64 LibreOffice_project/10m0$Build-2</meta:generator>
  </office:meta>
</office:document-meta>
</file>